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font-size="12pt" fo:language="fr" fo:country="FR" style:font-size-asian="12pt" style:font-size-complex="12pt"/>
    </style:style>
    <style:style style:name="P3" style:family="paragraph" style:parent-style-name="Text_20_body">
      <style:text-properties fo:font-size="9pt" fo:language="fr" fo:country="FR" style:font-size-asian="9pt" style:font-size-complex="9pt"/>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list-style-name="L1"/>
    <style:style style:name="P6" style:family="paragraph" style:parent-style-name="Text_20_body" style:list-style-name="L2"/>
    <style:style style:name="P7" style:family="paragraph" style:parent-style-name="Heading_20_2">
      <style:text-properties fo:language="fr" fo:country="FR"/>
    </style:style>
    <style:style style:name="P8" style:family="paragraph" style:parent-style-name="Heading_20_1">
      <style:text-properties fo:language="fr" fo:country="FR"/>
    </style:style>
    <style:style style:name="P9" style:family="paragraph" style:parent-style-name="Heading_20_1">
      <style:paragraph-properties fo:break-before="pag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4pt" style:font-size-asian="12.25pt" style:font-size-complex="14pt"/>
    </style:style>
    <style:style style:name="T3"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Ce rapport synthétise mon projet de fin d'études effectué au sein de Webagecorp, </text:p>
      <text:h text:style-name="P8" text:outline-level="1">Contexte du projet</text:h>
      <text:p text:style-name="P1">Aujourd'hui, nul ne peut prétendre vivre avec son temps sans connaître l'existence des Médias Sociaux : Facebook, Twitter, et leurs multiples homologues se sont répandus à travers le globe à une vitesse phénoménale, touchant toutes sortes de publics, pour peu que ceux-cis aient un accès à Internet. </text:p>
      <text:p text:style-name="P1">En Chine, cependant, les acteurs internationaux n'ont pas pu faire leur entrée sur un marché très fermé, pour des raisons de contrôle de l'opinion publique et de protectionnisme. Ainsi s'est développé tout un écosystème de médias sociaux Chinois pour l'Internet Chinois, toutefois largement inspirés de leurs équivalents occidentaux. </text:p>
      <text:p text:style-name="P1">Parmi eux, Sina Weibo, une sorte de Twitter amélioré, est le plus utilisé et cumule plus de 368 millions de comptes utilisateurs (Juillet 2012). Son succès en a fait l'une des principales sources d'information du <text:s/>public Chinois. Les comptes officiels fournissent aux entreprises un moyen de dialogue avec leurs clients, mais également </text:p>
      <text:p text:style-name="P1">Le présent projet a pour ambition de jouer un rôle pionnier dans le « social media marketing » en Chine, en mettant en place un outil permettant de monitorer et stimuler l'efficacité de campagnes marketing sur Sina Weibo. </text:p>
      <text:p text:style-name="P1">L'objet de ce projet de fin d'études est d'étudier la faisabilité d'un tel outil, puis de spécifier et implémenter un produit minimal qui sera utilisé en interne et pour le compte de clients individuels.</text:p>
      <text:p text:style-name="P1"/>
      <text:p text:style-name="P1"/>
      <text:p text:style-name="P1"/>
      <text:p text:style-name="P1">(ci-dessus est un brouillon)</text:p>
      <text:p text:style-name="P2">Dans le cadre de ses services en marketing en ligne, Webage souhaite disposer d'une dimension « réseaux sociaux chinois ».</text:p>
      <text:p text:style-name="P1"/>
      <text:p text:style-name="P1"><text:a xlink:type="simple" xlink:href="http://archives.lesechos.fr/archives/2012/LesEchos/21151-133-ECH.htm">http://archives.lesechos.fr/archives/2012/LesEchos/21151-133-ECH.htm</text:a></text:p>
      <text:h text:style-name="Heading_20_2" text:outline-level="2"><text:span text:style-name="T2">Cadre</text:span><text:span text:style-name="T1"> du projet</text:span></text:h>
      <text:p text:style-name="P2">Ce projet de fin d'études est une coopération entre L'INSA de Lyon, dont le stagiaire est élève, et Web Age Co., Ltd Shanghai, accueillant celui-ci.</text:p>
      <text:p text:style-name="P2">Avt faisabilité : </text:p>
      <text:p text:style-name="P2">(partie état de l'art avec la recherche de concurrents et le fait qu'il n'y en a pas trop etc..? ou simplement le mettre dans la phase déroulement? On peut l'évoquer dans Faisabilité... )</text:p>
      <text:p text:style-name="P2">[…] Pourtant, de telles fonctionnalités paraissent fort désirables et leur absence aurait du éveiller notre attention.</text:p>
      <text:h text:style-name="P9" text:outline-level="1">Objet du projet</text:h>
      <text:p text:style-name="P2">Webage est une agence web [ref] basée à Shanghai, <text:s/>et s'adresse principalement à des entreprises étrangères implantées en Chine, les aidant à améliorer leur présence sur Internet. </text:p>
      <text:p text:style-name="P2">Dans le cadre de ses services en marketing en ligne, Webage souhaite disposer d'une dimension « réseaux sociaux chinois ».</text:p>
      <text:p text:style-name="P2"/>
      <text:p text:style-name="P3">(compléter et fusionner avec l'intro, ou bien mettre après le contexte )</text:p>
      <text:h text:style-name="Heading_20_1" text:outline-level="1">Contexte</text:h>
      <text:h text:style-name="Heading_20_2" text:outline-level="2">Les réseaux sociaux en Chine</text:h>
      <text:p text:style-name="P1">Aujourd'hui, nul ne peut prétendre vivre avec son temps sans connaître l'existence des réseaux sociaux : Facebook, Twitter, et leurs multiples homologues se sont répandus à travers le globe à une vitesse phénoménale, touchant toute sorte de publics, pour peu que ceux-ci aient un accès à Internet. </text:p>
      <text:p text:style-name="P1">En Chine, cependant, les acteurs internationaux n'ont pas pu faire leur entrée sur un marché très fermé, et ont vu leurs sites bloqués très tôt, pour des raisons de contrôle de l'opinion publique et de protectionnisme.</text:p>
      <text:p text:style-name="P1">La voie était donc libre pour les géants locaux que sont Sina, Tencent ou Baidu, et l'Internet chinois a vu se développer tout un écosystème de réseaux sociaux chinois (toutefois largement inspirés de leurs équivalents occidentaux). </text:p>
      <text:h text:style-name="Heading_20_2" text:outline-level="2">Sina Weibo</text:h>
      <text:p text:style-name="Text_20_body">Parmi eux, Sina Weibo est le plus utilisé et cumule plus de 368 millions de comptes utilisateurs (Juillet 2012) [ref]. Son succès en a fait l'une des principales sources d'information du <text:s/>public chinois, ainsi qu'un moyen d'expression privilégié, malgré la censure toujours plus sévère imposée par le gouvernement.</text:p>
      <text:p text:style-name="P1">Sina Weibo, adoptant le paradigme du micro-blogging (émission de messages limités à 140 caractères et visibles par les utilisateurs abonnés au flux de l'émetteur), est souvent assimilé à une version chinoise de Twitter. Cette comparaison est cependant réductrice, et Weibo possède des caractéristiques originales qui ont amplifié son succès (telles que la possibilité de commenter les messages sans les ré-émettre, ou encore l'existence d'une version entreprise avec des fonctionnalités augmentés …).</text:p>
      <text:p text:style-name="P1">La présence de plus de 130,000 marques actives sur Weibo [ref] dénote le potentiel commercial de la plateforme pour les entreprises. Ces dernières y voient un outil puissant de marketing, mais également d'analyse de marché.</text:p>
      <text:h text:style-name="P7" text:outline-level="2">Objet</text:h>
      <text:p text:style-name="P2">Le présent projet a pour objet de faciliter le suivi d'efficacité de campagnes marketing et la recherche d'audience ciblée (clients potentiels) sur la plateforme sociale Sina Weibo.</text:p>
      <text:p text:style-name="P2">Il s'agit de spécifier, concevoir et implémenter une suite d’applications en ligne disponibles au sein d’une même interface, permettant :</text:p>
      <text:p text:style-name="P2"><text:soft-page-break/>– le suivi de la popularité d’une marque/personne/produit/mot-clé sur Weibo. </text:p>
      <text:p text:style-name="P2">– la mise en évidence d'utilisateurs influents susceptibles de jouer un rôle moteur dans la diffusion </text:p>
      <text:p text:style-name="P2">d'informations commerciales. </text:p>
      <text:p text:style-name="P2">Le système <office:annotation><dc:creator>yoann estanove</dc:creator><dc:date>2012-08-23T14:05:40</dc:date><text:p text:style-name="P11"><text:span text:style-name="T4">Paragraphe à reformuler ou virer si rapport atteint longueur suffisante</text:span></text:p></office:annotation>doit intégrer l'API mise à disposition par la plateforme de Sina Weibo pour implémenter des fonctionnalités de haut-niveau nécessitant des traitements plus ou moins complexes, et proposera une interface accessible à l'utilisateur (ergonomie, traduction en anglais, export des données vers différents formats). </text:p>
      <text:h text:style-name="Heading_20_1" text:outline-level="1">Faisabilité et Risques</text:h>
      <text:h text:style-name="Heading_20_2" text:outline-level="2">L'API Weibo</text:h>
      <text:p text:style-name="Text_20_body">Sina Weibo propose une API en ligne permettant à des programmes d'accéder à ses données. </text:p>
      <text:p text:style-name="Text_20_body">Les requêtes et leurs résultats sont sous forme de documents JSON, et couvrent pratiquement toutes les fonctionnalités de la plateforme, telles que la publication de weibos, l'accès au profil d'un utilisateur, l'obtention du fil d'actualités etc.. </text:p>
      <text:p text:style-name="Text_20_body">Parmi ces fonctionnalités, les suivantes répondent particulièrement à nos besoins :</text:p>
      <text:list xml:id="list546089760" text:style-name="L1">
        <text:list-item>
          <text:p text:style-name="P5">la recherche d'utilisateurs</text:p>
        </text:list-item>
        <text:list-item>
          <text:p text:style-name="P5">la recherche de weibos</text:p>
        </text:list-item>
      </text:list>
      <text:p text:style-name="Text_20_body">Notamment, la recherche de weibos permet de spécifier un intervalle temporel et d'obtenir le nombre approximatif de weibos correspondant trouvés sur cet intervalle. Il s'agit d'un bon indicateur sur la popularité du mot-clé recherché à un moment donné. </text:p>
      <text:p text:style-name="Text_20_body">Cette API bénéficie d'un support important avec notamment une documentation exhaustive, un forum pour les développeurs, des évolutions fréquentes. Au moment de l'écriture il existe deux versions : 1.0 et 2.0. Des librairies faisant appel à l'API sont disponibles pour les principaux langages de programmation web.</text:p>
      <text:p text:style-name="Text_20_body">Une telle API semble donc constituer à première vue un moyen privilégié pour réaliser l'outil en question.</text:p>
      <text:h text:style-name="Heading_20_2" text:outline-level="2">Outils existants</text:h>
      <text:p text:style-name="Text_20_body">Une recherche extensive d'outils ayant des fonctions similaires à celui que nous souhaitons développer nous a permis d'identifier un (très) petit nombre de produits existants. </text:p>
      <text:p text:style-name="Text_20_body">Cependant, contrairement aux outils existant pour Twitter (Trackur, Followerwonk …), ces produits ne présentent que des fonctionnalités superficielles : pas de recherche avancée d'utilisateurs, pas d'analyse de la popularité mise en relation avec l'activité sur la plateforme, ni de surveillance de mots clés définis par l'utilisateur.</text:p>
      <text:p text:style-name="Text_20_body">L'absence d'outils réellement <office:annotation><dc:creator>yoann estanove</dc:creator><dc:date>2012-08-23T09:38:26</dc:date><text:p text:style-name="P10"><text:span text:style-name="T3">Reformuler</text:span></text:p></office:annotation>utilisables en contexte d'entreprise semble faire état de barrières à l'entrée ou de risques importants.</text:p>
      <text:h text:style-name="Heading_20_2" text:outline-level="2"><office:annotation><dc:creator>yoann estanove</dc:creator><dc:date>2012-08-23T10:13:41</dc:date><text:p text:style-name="P10"><text:span text:style-name="T3">Changer : restrictions de l'API ?</text:span></text:p></office:annotation>Barrière à l'entrée : restrictions d'utilisation de l'API</text:h>
      <text:p text:style-name="Text_20_body">Il semble exister effectivement une barrière à l'entrée provenant des restrictions d'utilisation de l'API <text:soft-page-break/>Weibo imposées par Sina. </text:p>
      <text:p text:style-name="Text_20_body">En effet, pour qu'une application puisse utiliser l'API, le développeur doit tout d'abord l'enregistrer auprès de Sina. <office:annotation><dc:creator>yoann estanove</dc:creator><dc:date>2012-08-23T11:37:14</dc:date><text:p text:style-name="P10"><text:span text:style-name="T3">Reformuler plus simplement ? </text:span></text:p></office:annotation>Ensuite, l'exploitation des fonctions de l'API est conditionnée par un système d'accréditation qui donne accès à différents modes (niveaux de permissions) : test, normal, intermédiaire, avancé, partenaire. </text:p>
      <text:p text:style-name="Text_20_body">Les principales restrictions de chaque mode sont sur le nombre d'appels de l'API autorisé par heure, mais aussi sur l'utilisation de certaines fonctions. Ainsi, dans le mode « test », les fonctions de recherche d'utilisateurs et de weibos sont bloquées pour l'API 2.0 (pas pour l'API 1.0, mais celle-ci est vouée à disparaître en Septembre 2012).</text:p>
      <text:p text:style-name="Text_20_body">Pour accéder au mode « normal » il est nécessaire que l'application soit validée par le personnel de Weibo, cette validation n'étant accessible qu'une fois le développement terminé.</text:p>
      <text:h text:style-name="Heading_20_2" text:outline-level="2">Risque majeur</text:h>
      <text:p text:style-name="Text_20_body">L'utilisation de l'API soumet le projet à un risque majeur : celui de se voir refuser la validation par Sina à l'issue du développement. Nous serions alors limités à une version bridée (inutilisable pour notre outil) de l'API.</text:p>
      <text:p text:style-name="Text_20_body">Toute la phase de développement se fait donc dans l'incertitude (d'autant qu'il n'existe pratiquement pas d'exemples d'outils similaires laissant supposer que l'application sera validée). Il convient alors d'adopter une gestion de projet adaptée à de telles circonstances.</text:p>
      <text:h text:style-name="Heading_20_1" text:outline-level="1">Gestion de projet</text:h>
      <text:h text:style-name="Heading_20_2" text:outline-level="2">Développement <office:annotation><dc:creator>yoann estanove</dc:creator><dc:date>2012-08-23T15:55:50</dc:date><text:p text:style-name="P11"><text:span text:style-name="T4">Développement agile ?</text:span></text:p><text:p text:style-name="P11"><text:span text:style-name="T4">Méthode incrémentale par itérations ?</text:span></text:p><text:p text:style-name="P11"><text:span text:style-name="T4">Méthode scrum ?</text:span></text:p></office:annotation>incrémental par itérations</text:h>
      <text:p text:style-name="Text_20_body">Le risque inhérent à l'utilisation de l'API de Sina Weibo impose une approche de développement rapide, afin de lever le plus tôt possible les incertitudes quant à la faisabilité.</text:p>
      <text:p text:style-name="Text_20_body">C'est pourquoi nous avons adopté une démarche s'inspirant de la méthode de développement agile Scrum [ref]. Cette méthode itérative et incrémentale repose sur la fixation d'objectifs court-termes à réaliser durant chaque itération (ou sprint).</text:p>
      <text:p text:style-name="Text_20_body">Les rôles suivants sont assignés :</text:p>
      <text:list xml:id="list481662186" text:style-name="L2">
        <text:list-item>
          <text:p text:style-name="P6">Le Product Owner : joue le rôle du client. L'émetteur des besoins.</text:p>
        </text:list-item>
        <text:list-item>
          <text:p text:style-name="P6">Scrum Master : veille à la bonne exécution du processus Scrum (réunions..), et écarte les obstacles éventuels.</text:p>
        </text:list-item>
        <text:list-item>
          <text:p text:style-name="P6">Développeur principal.</text:p>
        </text:list-item>
      </text:list>
      <text:p text:style-name="Text_20_body">La durée de l'itération est fixée à 2 semaines. A chaque fin d'itération, une réunion entre les membres du projet fait le bilan des objectifs de l'itération précédente, et fixe ceux de l'itération sui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n estanove</meta:initial-creator>
    <meta:creation-date>2012-08-20T13:32:31</meta:creation-date>
    <meta:generator>LibreOffice/3.5$Linux_x86 LibreOffice_project/350m1$Build-2</meta:generator>
    <dc:date>2012-08-23T16:50:02</dc:date>
    <dc:creator>yoann estanove</dc:creator>
    <meta:editing-duration>P2DT6H11M20S</meta:editing-duration>
    <meta:editing-cycles>718</meta:editing-cycles>
    <meta:document-statistic meta:table-count="0" meta:image-count="0" meta:object-count="0" meta:page-count="4" meta:paragraph-count="67" meta:word-count="1452" meta:character-count="9596" meta:non-whitespace-character-count="8199"/>
  </office:meta>
</office:document-meta>
</file>